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079A2804B4937806.png" manifest:media-type="image/png"/>
  <manifest:file-entry manifest:full-path="Pictures/10000000000005560000030041A819E6FC789A18.png" manifest:media-type="image/png"/>
  <manifest:file-entry manifest:full-path="Pictures/100000000000055600000300C0A1C1C03161F9CE.png" manifest:media-type="image/png"/>
  <manifest:file-entry manifest:full-path="Pictures/10000000000005560000030027CFB1A82C291F55.png" manifest:media-type="image/png"/>
  <manifest:file-entry manifest:full-path="Pictures/100000000000055600000300E046C76BE892A238.png" manifest:media-type="image/png"/>
  <manifest:file-entry manifest:full-path="Pictures/10000000000005560000030012E715E3C5296F8E.png" manifest:media-type="image/png"/>
  <manifest:file-entry manifest:full-path="Pictures/100000000000055600000300EC8AAA7513C58ABC.png" manifest:media-type="image/png"/>
  <manifest:file-entry manifest:full-path="Pictures/1000000000000556000003009FDB3AF18D02D908.png" manifest:media-type="image/png"/>
  <manifest:file-entry manifest:full-path="Pictures/1000000000000556000003004E8BE601EFF71F7F.png" manifest:media-type="image/png"/>
  <manifest:file-entry manifest:full-path="Pictures/100000000000055600000300C9FF9C570AF0265E.png" manifest:media-type="image/png"/>
  <manifest:file-entry manifest:full-path="Pictures/10000000000005560000030003F70D672CCB1A17.png" manifest:media-type="image/png"/>
  <manifest:file-entry manifest:full-path="Pictures/100000000000055600000300B983A2AE52FB9E15.png" manifest:media-type="image/png"/>
  <manifest:file-entry manifest:full-path="Pictures/100000000000055600000300E62DD00F70DADCEC.png" manifest:media-type="image/png"/>
  <manifest:file-entry manifest:full-path="Pictures/10000000000005560000030007ECD42488039D98.png" manifest:media-type="image/png"/>
  <manifest:file-entry manifest:full-path="Pictures/100000000000055600000300E1BB6B3372A2AC5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automatic-styles>
    <style:style style:name="P1" style:family="paragraph" style:parent-style-name="Standard">
      <style:text-properties style:font-name="Roboto"/>
    </style:style>
    <style:style style:name="P2" style:family="paragraph" style:parent-style-name="Standard">
      <style:text-properties style:font-name="Roboto" officeooo:rsid="001f2498" officeooo:paragraph-rsid="001f2498"/>
    </style:style>
    <style:style style:name="P3" style:family="paragraph" style:parent-style-name="Standard">
      <style:text-properties style:font-name="Roboto" officeooo:rsid="001f2498" officeooo:paragraph-rsid="001f24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72cm, 9.633cm, 6.248cm, 10.30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336cm, 10.647cm, 5.858cm, 9.46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651cm, 10.421cm, 6.486cm, 9.91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576cm, 10.308cm, 4.618cm, 9.63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378cm, 9.07cm, 7.929cm, 10.98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667cm, 9.013cm, 3.501cm, 10.47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96cm, 9.015cm, 3.494cm, 10.70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656cm, 8.003cm, 3.799cm, 11.99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7.945cm, 3.651cm, 12.05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829cm, 6.708cm, 2.512cm, 13.12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722cm, 1.646cm, 2.014cm, 18.23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748cm, 1.702cm, 1.986cm, 18.18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.215cm, 1.646cm, 1.956cm, 18.295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2.701cm, 1.813cm, 1.866cm, 18.295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2.775cm, 1.702cm, 1.905cm, 18.29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<draw:frame draw:style-name="fr15" draw:name="Figura1" text:anchor-type="char" svg:x="6.04cm" svg:y="0.314cm" svg:width="10.16cm" svg:height="9.841cm" draw:z-index="0"><draw:image xlink:href="Pictures/100000000000055600000300079A2804B493780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4" draw:name="Figura2" text:anchor-type="char" svg:x="5.563cm" svg:y="0.279cm" svg:width="10.583cm" svg:height="10.398cm" draw:z-index="1"><draw:image xlink:href="Pictures/100000000000055600000300C0A1C1C03161F9C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3" draw:name="Figura3" text:anchor-type="char" svg:x="4.955cm" svg:y="0.051cm" svg:width="11.271cm" svg:height="11.232cm" draw:z-index="2"><draw:image xlink:href="Pictures/10000000000005560000030041A819E6FC789A1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2" draw:name="Figura4" text:anchor-type="char" svg:x="5.563cm" svg:y="0.302cm" svg:width="10.636cm" svg:height="10.195cm" draw:z-index="3"><draw:image xlink:href="Pictures/100000000000055600000300E046C76BE892A23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1" draw:name="Figura5" text:anchor-type="char" svg:x="4.849cm" svg:y="0.289cm" svg:width="11.377cm" svg:height="10.904cm" draw:z-index="4"><draw:image xlink:href="Pictures/10000000000005560000030027CFB1A82C291F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ra variar deu erro nessa bagaça… dizendo que o tip estava behind… etc…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0" draw:name="Figura6" text:anchor-type="char" svg:x="3.209cm" svg:y="-0.681cm" svg:width="10.636cm" svg:height="10.416cm" draw:z-index="5"><draw:image xlink:href="Pictures/10000000000005560000030012E715E3C5296F8E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9" draw:name="Figura7" text:anchor-type="char" svg:x="2.865cm" svg:y="0cm" svg:width="10.398cm" svg:height="10.733cm" draw:z-index="6"><draw:image xlink:href="Pictures/1000000000000556000003009FDB3AF18D02D90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8" draw:name="Figura8" text:anchor-type="char" svg:x="2.441cm" svg:y="0.309cm" svg:width="10.795cm" svg:height="10.606cm" draw:z-index="7"><draw:image xlink:href="Pictures/100000000000055600000300EC8AAA7513C58AB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7" draw:name="Figura9" text:anchor-type="char" svg:x="2.785cm" svg:y="0.309cm" svg:width="10.292cm" svg:height="9.94cm" draw:z-index="8"><draw:image xlink:href="Pictures/1000000000000556000003004E8BE601EFF71F7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6" draw:name="Figura10" text:anchor-type="char" svg:x="3.156cm" svg:y="0.203cm" svg:width="10.744cm" svg:height="10.419cm" draw:z-index="9"><draw:image xlink:href="Pictures/10000000000005560000030003F70D672CCB1A17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Figura11" text:anchor-type="char" svg:x="3.224cm" svg:y="0.136cm" svg:width="10.673cm" svg:height="6.643cm" draw:z-index="10"><draw:image xlink:href="Pictures/100000000000055600000300B983A2AE52FB9E1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Figura12" text:anchor-type="char" svg:x="3.381cm" svg:y="0.272cm" svg:width="10.331cm" svg:height="6.458cm" draw:z-index="11"><draw:image xlink:href="Pictures/100000000000055600000300C9FF9C570AF0265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3" draw:name="Figura13" text:anchor-type="char" svg:x="2.071cm" svg:y="0.231cm" svg:width="14.099cm" svg:height="9.081cm" draw:z-index="12"><draw:image xlink:href="Pictures/100000000000055600000300E62DD00F70DADCE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Figura14" text:anchor-type="char" svg:x="2.071cm" svg:y="0.337cm" svg:width="14.236cm" svg:height="8.992cm" draw:z-index="13"><draw:image xlink:href="Pictures/10000000000005560000030007ECD42488039D9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igura15" text:anchor-type="char" svg:x="2.288cm" svg:y="-1.233cm" svg:width="13.517cm" svg:height="8.634cm" draw:z-index="14"><draw:image xlink:href="Pictures/100000000000055600000300E1BB6B3372A2AC59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9:59:07.212000000</meta:creation-date>
    <dc:date>2022-01-11T14:57:43.661000000</dc:date>
    <meta:editing-duration>PT4H18M51S</meta:editing-duration>
    <meta:editing-cycles>6</meta:editing-cycles>
    <meta:generator>LibreOffice/7.2.1.2$Windows_X86_64 LibreOffice_project/87b77fad49947c1441b67c559c339af8f3517e22</meta:generator>
    <meta:document-statistic meta:table-count="0" meta:image-count="15" meta:object-count="0" meta:page-count="8" meta:paragraph-count="1" meta:word-count="13" meta:character-count="71" meta:non-whitespace-character-count="59"/>
  </office:meta>
</office:document-meta>
</file>